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75100001D0C300BC070.svm"/>
  <manifest:file-entry manifest:media-type="" manifest:full-path="Pictures/2000000700005C8000003693F2A078EB.svm"/>
  <manifest:file-entry manifest:media-type="" manifest:full-path="Pictures/200000070000379A00006B63E9BDCC6A.svm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ext_20_body">
      <style:text-properties style:font-name="Consolas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6" style:family="paragraph" style:parent-style-name="Text_20_body">
      <style:paragraph-properties fo:text-align="end" style:justify-single-word="false"/>
      <style:text-properties style:font-name="Consolas" fo:font-size="20pt" style:font-size-asian="20pt" style:font-size-complex="20pt"/>
    </style:style>
    <style:style style:name="P7" style:family="paragraph" style:parent-style-name="Text_20_body">
      <style:paragraph-properties fo:line-height="100%" fo:text-align="end" style:justify-single-word="false"/>
      <style:text-properties style:font-name="Consolas" fo:font-size="20pt" style:font-size-asian="20pt" style:font-size-complex="20pt"/>
    </style:style>
    <style:style style:name="P8" style:family="paragraph" style:parent-style-name="Text_20_body">
      <style:paragraph-properties fo:line-height="100%"/>
      <style:text-properties style:font-name="Consolas"/>
    </style:style>
    <style:style style:name="P9" style:family="paragraph" style:parent-style-name="Text_20_body">
      <style:paragraph-properties fo:text-align="center" style:justify-single-word="false"/>
      <style:text-properties style:font-name="Consolas" fo:font-style="italic" style:font-style-asian="italic" style:font-style-complex="italic"/>
    </style:style>
    <style:style style:name="P10" style:family="paragraph" style:parent-style-name="Text_20_body">
      <style:paragraph-properties fo:text-align="justify" style:justify-single-word="false"/>
      <style:text-properties style:font-name="Consolas" fo:font-style="italic" style:font-style-asian="italic" style:font-style-complex="italic"/>
    </style:style>
    <style:style style:name="P11" style:family="paragraph" style:parent-style-name="Text_20_body">
      <style:paragraph-properties fo:text-align="justify" style:justify-single-word="false"/>
      <style:text-properties style:font-name="Consolas" fo:font-style="normal" style:font-style-asian="normal" style:font-style-complex="normal"/>
    </style:style>
    <style:style style:name="P12" style:family="paragraph" style:parent-style-name="Heading_20_1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8"/>
      <text:p text:style-name="P7"><text:title>Reporte de pruebas</text:title></text:p>
      <text:p text:style-name="P7"><text:initial-creator>Juan Pablo Ospino Solano</text:initial-creator></text:p>
      <text:p text:style-name="P7"><text:variable-set text:name="Version" office:value-type="string">Versión 1.0</text:variable-set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12" text:outline-level="1">Reporte de pruebas</text:h>
      <text:p text:style-name="P4">Se realiza la ejecución de pruebas unitarias. Con resultado correcto para todo el funcionamiento. Se adjunta evidencia de la misma. Ver figura 1</text:p>
      <text:p text:style-name="P4"><draw:frame draw:style-name="fr1" draw:name="gráficos1" text:anchor-type="paragraph" svg:x="0.716cm" svg:y="0.93cm" svg:width="16.159cm" svg:height="8.135cm" draw:z-index="3"><draw:image xlink:href="Pictures/200000070000379A00006B63E9BDCC6A.svm" xlink:type="simple" xlink:show="embed" xlink:actuate="onLoad"/></draw:frame></text:p>
      <text:p text:style-name="P9">Figura 1. resultado ejecución de pruebas unitarias</text:p>
      <text:p text:style-name="P9"/>
      <text:p text:style-name="P11">Se realiza prueba funcional comparando los valores de los resultados con los valores de los test 1, 2, 3 y 4 propuestos en el problema. Ver imagen 2 donde se verifica el resultado del mismo. Se adjunta archivo de cargue de pruebas</text:p>
      <text:p text:style-name="P10"/>
      <text:p text:style-name="P10"/>
      <text:p text:style-name="P4"/>
      <text:p text:style-name="P4"/>
      <text:p text:style-name="P4"/>
      <text:p text:style-name="P4"/>
      <text:p text:style-name="P4"><draw:frame draw:style-name="fr2" draw:name="gráficos3" text:anchor-type="paragraph" svg:width="17.59cm" svg:height="7.167cm" draw:z-index="4"><draw:image xlink:href="Pictures/2000000700005C8000003693F2A078EB.svm" xlink:type="simple" xlink:show="embed" xlink:actuate="onLoad"/></draw:frame><text:soft-page-break/></text:p>
      <text:p text:style-name="P9">Figura 2. Prueba funcional </text:p>
      <text:p text:style-name="P10"/>
      <text:p text:style-name="P11">Por último se verifica funcionamiento en heroku ver figura 3.</text:p>
      <text:p text:style-name="P11"/>
      <text:p text:style-name="P9"><draw:frame draw:style-name="fr2" draw:name="gráficos4" text:anchor-type="paragraph" svg:width="13.511cm" svg:height="4.604cm" draw:z-index="5"><draw:image xlink:href="Pictures/200000070000475100001D0C300BC070.svm" xlink:type="simple" xlink:show="embed" xlink:actuate="onLoad"/></draw:frame>Figura 3. Funcionamiento en Herok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2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Reporte de pruebas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3-04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Reporte de pruebas</text:title> - <text:initial-creator>Juan Pablo Ospino Solano</text:initial-creator> <text:s text:c="38"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3-07T22:31:11</dc:date>
    <dc:creator>Juan Pablo Ospino Solano</dc:creator>
    <meta:editing-duration>P1DT9M55S</meta:editing-duration>
    <meta:editing-cycles>33</meta:editing-cycles>
    <meta:generator>OpenOffice/4.1.2$Win32 OpenOffice.org_project/412m3$Build-9782</meta:generator>
    <dc:title>Reporte de pruebas</dc:title>
    <meta:document-statistic meta:table-count="1" meta:image-count="4" meta:object-count="0" meta:page-count="3" meta:paragraph-count="18" meta:word-count="127" meta:character-count="913"/>
  </office:meta>
</office:document-meta>
</file>